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833" officeooo:paragraph-rsid="00180833"/>
    </style:style>
    <style:style style:name="P2" style:family="paragraph" style:parent-style-name="Standard">
      <style:text-properties officeooo:rsid="001994e1" officeooo:paragraph-rsid="001994e1"/>
    </style:style>
    <style:style style:name="P3" style:family="paragraph" style:parent-style-name="Standard">
      <style:text-properties officeooo:rsid="0019f127" officeooo:paragraph-rsid="0019f127"/>
    </style:style>
    <style:style style:name="T1" style:family="text">
      <style:text-properties officeooo:rsid="001994e1"/>
    </style:style>
    <style:style style:name="T2" style:family="text">
      <style:text-properties officeooo:rsid="0019f127"/>
    </style:style>
    <style:style style:name="T3" style:family="text">
      <style:text-properties officeooo:rsid="001b0e15"/>
    </style:style>
    <style:style style:name="T4" style:family="text">
      <style:text-properties officeooo:rsid="001b3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ue Data Structure</text:p>
      <text:p text:style-name="P1">define: a linear data structure that stores items in FIFO manner.</text:p>
      <text:p text:style-name="P1">Example : where the consumer that came first is served first</text:p>
      <text:p text:style-name="P1">O<text:span text:style-name="T1">perations associated:</text:span></text:p>
      <text:p text:style-name="P2">Enqueue: <text:span text:style-name="T2">adds an item to the queue</text:span></text:p>
      <text:p text:style-name="P2">Dequeue: <text:span text:style-name="T2">remove an item from queue</text:span></text:p>
      <text:p text:style-name="P2">fro<text:span text:style-name="T2">nt: get front item from queue</text:span></text:p>
      <text:p text:style-name="P3">rear: get the last item from queue</text:p>
      <text:p text:style-name="P3">Queue can be implemented by the following way:</text:p>
      <text:p text:style-name="P3">- list : append(), pop()</text:p>
      <text:p text:style-name="P3">- conllections.deque: initializing q = deque() , <text:s/><text:span text:style-name="T3">q.append() </text:span>,q.popleft()</text:p>
      <text:p text:style-name="P3">- queue.Queue: <text:span text:style-name="T3">intializing q = Queue(), </text:span><text:span text:style-name="T4">q.size(), q.full(), q.empty(), q.put(), q.get(), q.put_nowait(), q.get_nowait()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ote: time complexity - 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0:48:47.118651573</meta:creation-date>
    <dc:date>2022-06-28T17:44:19.583173661</dc:date>
    <meta:editing-duration>P1DT2H58M51S</meta:editing-duration>
    <meta:editing-cycles>1</meta:editing-cycles>
    <meta:document-statistic meta:table-count="0" meta:image-count="0" meta:object-count="0" meta:page-count="1" meta:paragraph-count="13" meta:word-count="92" meta:character-count="587" meta:non-whitespace-character-count="506"/>
    <meta:generator>LibreOffice/6.4.7.2$Linux_X86_64 LibreOffice_project/40$Build-2</meta:generator>
  </office:meta>
</office:document-meta>
</file>